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style:text-position="0% 100%"/>
    </style:style>
    <style:style style:name="P4"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normal" style:font-weight-asian="normal" style:font-weight-complex="normal" style:text-overline-style="solid" style:text-overline-width="auto" style:text-overline-color="font-color"/>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style:text-position="super 58%" fo:font-style="normal" style:font-style-asian="normal" style:font-style-complex="normal"/>
    </style:style>
    <style:style style:name="T7" style:family="text">
      <style:text-properties style:text-position="super 58%" fo:font-weight="normal" style:font-weight-asian="normal" style:font-weight-complex="normal"/>
    </style:style>
    <style:style style:name="T8" style:family="text">
      <style:text-properties style:text-position="0% 100%"/>
    </style:style>
    <style:style style:name="T9" style:family="text">
      <style:text-properties style:text-position="0% 100%" fo:font-style="normal" style:font-style-asian="normal" style:font-style-complex="normal"/>
    </style:style>
    <style:style style:name="T10" style:family="text">
      <style:text-properties style:text-position="0% 100%" style:text-overline-style="solid" style:text-overline-width="auto" style:text-overline-color="font-color"/>
    </style:style>
    <style:style style:name="T11" style:family="text">
      <style:text-properties style:text-position="0% 100%" fo:font-weight="normal" style:font-weight-asian="normal" style:font-weight-complex="normal"/>
    </style:style>
    <style:style style:name="T12" style:family="text">
      <style:text-properties style:text-position="sub 58%"/>
    </style:style>
    <style:style style:name="T13" style:family="text">
      <style:text-properties style:text-position="sub 58%"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tterns of Life HMW2<text:tab/><text:tab/><text:tab/><text:tab/><text:tab/><text:tab/><text:tab/><text:tab/>Francesco Pancaldi</text:p>
      <text:p text:style-name="Standard">Random Walks and Blonds “extinction” <text:tab/><text:tab/><text:tab/><text:tab/><text:tab/><text:tab/>09/08/2014</text:p>
      <text:p text:style-name="Standard"/>
      <text:p text:style-name="P4">Introduction</text:p>
      <text:p text:style-name="Standard"/>
      <text:p text:style-name="Standard">Random Walks are very important components of many stochastic mathematical modeling also due to their frequent appearance in the natural world, like ants exploring randomly when searching for a new source of food.</text:p>
      <text:p text:style-name="Standard">In the last years all over the media where reported news of scientists being able to predict the “extinction” of all blonds and following the appearance of similar web articles and news on other recessive human traits like redheads, blue and green eyes, etc...</text:p>
      <text:p text:style-name="Standard"/>
      <text:p text:style-name="Standard">This paper will first provide a description of Random Walks and their classification and then will discuss the blonds “extinction” problem showing, through the Hardy–Weinberg principle and other arguments, that the common believe that blonds, and other similar recessive characteristics, are going to disappear in the near future (few hundred years) is actually a false myth.</text:p>
      <text:p text:style-name="Standard"/>
      <text:p text:style-name="P4">Discussion and Results</text:p>
      <text:p text:style-name="P4"/>
      <text:p text:style-name="P4">Random Walks</text:p>
      <text:p text:style-name="Standard"/>
      <text:p text:style-name="Standard">A random walk is a process in which a random variable “walks” through states that can assume different values, usually numerical, depending on certain probabilities. </text:p>
      <text:p text:style-name="Standard">Examples of numerical values are spatial coordinates, quantity of money, number of individuals in a population the average expression of a trait regulated by genes (see Tb in the model provided with HMW1).</text:p>
      <text:p text:style-name="Standard">One classical example is a point particle moving in a 1D track on the left or right at each time step, depending on the result of a coin toss (left=tail and right=head), and the states Sn will be the position on the axis counting the starting position as 0 and each step on the left as a negative number and on the right as positive numbers, so three on the left is -3 and five on the right is +5.</text:p>
      <text:p text:style-name="Standard">Random walks are usually regarded as Markov process, meaning that the mentioned probability of “moving” to a specific state only depend on the current position and not on its history, but this is not necessary to have a Random Walk.</text:p>
      <text:p text:style-name="Standard">Walks can be classified as continuous or discrete in time, depending on how we are considering time (continuously or as a series of successive time steps). The same applies for the values the variable can assume at each time.</text:p>
      <text:p text:style-name="Standard">They can also be multidimensional in nature (1D, 2D, 3D, etc...), also with each dimensional values computed through independent probabilities, and have barriers that cannot be passed, as a maximum or minimum amount of money, or absorbing or reflecting boundaries, where the first will fix the value for all the following steps and the second will cause it to go back into its previous path after hitting it.</text:p>
      <text:p text:style-name="Standard">When all the possible “directions” of a random walk have the same probability it is said to be “unbiased” (1D walk with “fair” coin), while if there exists a “preferential direction” that has an higher probability it is said to be “biased” toward that direction (1D walk with a unfair coin in which one side is more likely to appear than the other).</text:p>
      <text:p text:style-name="Standard"/>
      <text:p text:style-name="Standard">However we look at them, random walks are present everywhere in our world and are used to explain many phenomenon in fields as ecology, economics, psychology, computer science, physics, chemistry, and biology[1][2][3][4][5][6][7][8] and are often used to simulate these process in computational models developed to simulate them.</text:p>
      <text:p text:style-name="Standard"><text:soft-page-break/></text:p>
      <text:p text:style-name="Standard"/>
      <text:p text:style-name="P4">Blonds “Extinction”</text:p>
      <text:p text:style-name="Standard"/>
      <text:p text:style-name="Standard">Are blonds going extinct? </text:p>
      <text:p text:style-name="Standard">The short answer is NO. The false believes on this subject comes from a misinterpretation of the concept of recessiveness in genetics, that leads people to think that a recessive trait will necessarily disappear with time. “In reality, unless blond genes are positively selected against, blondness will not disappear”[9]. </text:p>
      <text:p text:style-name="Standard">This concept can be shown mathematically looking at the frequencies of a certain allele in successive generations. If certain conditions subsists the so called Hardy–Weinberg principle shows that these frequencies will stay constant unless other factors become more relevant (mate choice, mutation, selection, genetic drift, gene flow and meiotic drive). We are going to discuss this principle through a numerical example and a general proof for a trait regulated by a single pair of alleles, but it can also be extended for more than two alleles and polyploidy (organisms with more than two copies of each chromosome). I will also consider Genetic Drift as an objection to this result, and in the conclusion will briefly discuss why other factors are not likely to be relevant.</text:p>
      <text:p text:style-name="Standard"/>
      <text:p text:style-name="Standard">The assumption of the principle are the following:</text:p>
      <text:list xml:id="list152750291256850148" text:style-name="L1">
        <text:list-item>
          <text:p text:style-name="P1">organisms are diploid (two copies of the same chromosome)</text:p>
        </text:list-item>
        <text:list-item>
          <text:p text:style-name="P1">only sexual reproduction occurs</text:p>
        </text:list-item>
        <text:list-item>
          <text:p text:style-name="P1">generations are non overlapping</text:p>
        </text:list-item>
        <text:list-item>
          <text:p text:style-name="P1">mating is random</text:p>
        </text:list-item>
        <text:list-item>
          <text:p text:style-name="P1">population size is infinitely large</text:p>
        </text:list-item>
        <text:list-item>
          <text:p text:style-name="P1">allele frequencies are equal in the sexes</text:p>
        </text:list-item>
        <text:list-item>
          <text:p text:style-name="P1">there is no migration, mutation or selection</text:p>
        </text:list-item>
      </text:list>
      <text:p text:style-name="Standard">These assumptions are reasonable for the human population and the allele for blond hair, but surely they are a simplification of the real world (like any model always is).</text:p>
      <text:p text:style-name="Standard"/>
      <text:p text:style-name="Standard">To give a numerical example concerning directly the blonds population we are going to assume the following:</text:p>
      <text:list xml:id="list8495219129623916562" text:style-name="L2">
        <text:list-item>
          <text:p text:style-name="P2"><text:span text:style-name="T1">A</text:span> and <text:span text:style-name="T1">a</text:span><text:span text:style-name="T4"> are alleles for hair color, with </text:span><text:span text:style-name="T1">aa</text:span><text:span text:style-name="T4"> individuals having blond hair.</text:span></text:p>
        </text:list-item>
        <text:list-item>
          <text:p text:style-name="P2"><text:span text:style-name="T4">The frequencies of </text:span><text:span text:style-name="T1">A</text:span><text:span text:style-name="T4"> and </text:span><text:span text:style-name="T1">a</text:span><text:span text:style-name="T4"> alleles are respectively 0.8 and 0.2.</text:span></text:p>
        </text:list-item>
        <text:list-item>
          <text:p text:style-name="P2"><text:span text:style-name="T4">All individuals produce the same number of gametes, so the proportion of eggs and sperm that are </text:span><text:span text:style-name="T1">A</text:span><text:span text:style-name="T4"> is 0.8 and </text:span><text:span text:style-name="T1">a</text:span><text:span text:style-name="T4"> is 0.2.</text:span></text:p>
        </text:list-item>
      </text:list>
      <text:p text:style-name="Standard"><text:span text:style-name="T4"/></text:p>
      <text:p text:style-name="Standard"><text:span text:style-name="T4">So the frequencies of genotypes </text:span><text:span text:style-name="T1">AA</text:span><text:span text:style-name="T4">, </text:span><text:span text:style-name="T1">Aa</text:span><text:span text:style-name="T4"> and </text:span><text:span text:style-name="T1">aa</text:span><text:span text:style-name="T4"> are as follows:</text:span></text:p>
      <text:p text:style-name="Standard"><text:span text:style-name="T4">fr(AA)=0.8*0.8=0.64 (</text:span><text:span text:style-name="T1">A</text:span><text:span text:style-name="T4"> egg and </text:span><text:span text:style-name="T1">A</text:span><text:span text:style-name="T4"> sperm combine)</text:span></text:p>
      <text:p text:style-name="Standard"><text:span text:style-name="T4">fr(Aa)=0.8*0.2+0.2*0.8=0.32 ( </text:span><text:span text:style-name="T1">A</text:span><text:span text:style-name="T4"> egg and </text:span><text:span text:style-name="T1">a</text:span><text:span text:style-name="T4"> sperm combine or <text:s/></text:span><text:span text:style-name="T1">a</text:span><text:span text:style-name="T4"> egg and </text:span><text:span text:style-name="T1">A</text:span><text:span text:style-name="T4"> sperm combine)</text:span></text:p>
      <text:p text:style-name="Standard"><text:span text:style-name="T4">fr(aa)=0.2*0.2=0.04 ( </text:span><text:span text:style-name="T1">a</text:span><text:span text:style-name="T4"> egg and </text:span><text:span text:style-name="T1">a</text:span><text:span text:style-name="T4"> sperm combine)</text:span></text:p>
      <text:p text:style-name="Standard"><text:span text:style-name="T4">(note that these sum up to 1)</text:span></text:p>
      <text:p text:style-name="Standard"><text:span text:style-name="T4"/></text:p>
      <text:p text:style-name="Standard"><text:span text:style-name="T4">Now we are calculating the frequencies of alleles in the next generation F1 and will compare it with F0</text:span></text:p>
      <text:p text:style-name="Standard"><text:span text:style-name="T4"/></text:p>
      <text:p text:style-name="Standard">f1(A)=f1(AA)+f1(Aa)/2=0.64+0.16=0.8=f0(A)</text:p>
      <text:p text:style-name="Standard">f1(a)=f1(aa)+f1(Aa)/2=0.04+0.16=0.2=f0(a)</text:p>
      <text:p text:style-name="Standard"/>
      <text:p text:style-name="Standard">So the frequency of the allele is the same between parents and children generations.</text:p>
      <text:p text:style-name="Standard"><text:soft-page-break/>More generally we can prove this with frequencies <text:span text:style-name="T1">p</text:span> and <text:span text:style-name="T1">q</text:span> with <text:span text:style-name="T1">p+q=1</text:span><text:span text:style-name="T4">.</text:span></text:p>
      <text:p text:style-name="Standard"><text:span text:style-name="T4"/></text:p>
      <text:p text:style-name="Standard"><text:span text:style-name="T4">So the frequencies of genotypes </text:span><text:span text:style-name="T1">AA</text:span><text:span text:style-name="T4">, </text:span><text:span text:style-name="T1">Aa</text:span><text:span text:style-name="T4"> and </text:span><text:span text:style-name="T1">aa</text:span><text:span text:style-name="T4"> are as follows:</text:span></text:p>
      <text:p text:style-name="Standard"><text:span text:style-name="T4">fr(AA)=p*p=p</text:span><text:span text:style-name="T6">2</text:span><text:span text:style-name="T4"> (</text:span><text:span text:style-name="T1">A</text:span><text:span text:style-name="T4"> egg and </text:span><text:span text:style-name="T1">A</text:span><text:span text:style-name="T4"> sperm combine)</text:span></text:p>
      <text:p text:style-name="Standard"><text:span text:style-name="T4">fr(Aa)=p*q+q*p=2pq ( </text:span><text:span text:style-name="T1">A</text:span><text:span text:style-name="T4"> egg and </text:span><text:span text:style-name="T1">a</text:span><text:span text:style-name="T4"> sperm combine or <text:s/></text:span><text:span text:style-name="T1">a</text:span><text:span text:style-name="T4"> egg and </text:span><text:span text:style-name="T1">A</text:span><text:span text:style-name="T4"> sperm combine)</text:span></text:p>
      <text:p text:style-name="Standard"><text:span text:style-name="T4">fr(aa)= q*q=q</text:span><text:span text:style-name="T6">2</text:span><text:span text:style-name="T4"> ( </text:span><text:span text:style-name="T1">a</text:span><text:span text:style-name="T4"> egg and </text:span><text:span text:style-name="T1">a</text:span><text:span text:style-name="T4"> sperm combine)</text:span></text:p>
      <text:p text:style-name="Standard"><text:span text:style-name="T4">(note that these sum up to 1=(p+q)</text:span><text:span text:style-name="T6">2</text:span><text:span text:style-name="T9">=p</text:span><text:span text:style-name="T6">2 </text:span><text:span text:style-name="T9">+2</text:span><text:span text:style-name="T4">p*q+q</text:span><text:span text:style-name="T6">2 </text:span><text:span text:style-name="T4">)</text:span></text:p>
      <text:p text:style-name="Standard"><text:span text:style-name="T4"/></text:p>
      <text:p text:style-name="Standard"><text:span text:style-name="T4">Now we are calculating the frequencies of alleles in the next generation F1 and will compare it with F0</text:span></text:p>
      <text:p text:style-name="Standard"><text:span text:style-name="T4"/></text:p>
      <text:p text:style-name="Standard">f1(A)=f1(AA)+f1(Aa)/2=<text:span text:style-name="T9">p</text:span><text:span text:style-name="T6">2 </text:span><text:span text:style-name="T9">+</text:span><text:span text:style-name="T4">p*q</text:span>=p*(p+q)=p=f0(A)</text:p>
      <text:p text:style-name="Standard">f1(a)=f1(aa)+f1(Aa)/2=<text:span text:style-name="T9">q</text:span><text:span text:style-name="T6">2 </text:span><text:span text:style-name="T9">+p</text:span><text:span text:style-name="T4">*q</text:span>=q*(q+p)=q=f0(a)</text:p>
      <text:p text:style-name="Standard"/>
      <text:p text:style-name="Standard">And once again the frequencies are the same.</text:p>
      <text:p text:style-name="Standard">Using the a similar approach, and the following formula for the multinomial exponential, it is possible to show that the principle holds also when more than two allele types are present or each individual has more than two copies of the same chromosome.</text:p>
      <text:p text:style-name="Standard"><draw:frame draw:style-name="fr1" draw:name="immagini1" text:anchor-type="as-char" svg:width="13.467cm" svg:height="1.482cm" draw:z-index="0"><draw:image xlink:href="http://upload.wikimedia.org/math/e/c/5/ec56a055345baab12df65ab91079a410.png" xlink:type="simple" xlink:show="embed" xlink:actuate="onLoad"/></draw:frame> </text:p>
      <text:p text:style-name="Standard"/>
      <text:p text:style-name="Standard">This results than shows that, no matter how small the proportion of a certain trait (also a recessive one) is in the population, it will not disappear because of the relatively small number of individuals carrying it.</text:p>
      <text:p text:style-name="Standard"/>
      <text:p text:style-name="Standard">Probably the strongest mathematical objection is represented by the so called Genetic Drift, that is an effect happening in relatively small population in which because of random sampling a specific trait proportion can change and eventually go extinct.</text:p>
      <text:p text:style-name="Standard">If we think that genetic drift is relevant we can use the following formula to calculate the number of generations in which the allele will be lost</text:p>
      <text:p text:style-name="Standard"><draw:frame draw:style-name="fr1" draw:name="immagini2" text:anchor-type="as-char" svg:width="4.233cm" svg:height="1.191cm" draw:z-index="1"><draw:image xlink:href="http://upload.wikimedia.org/math/d/a/1/da1066c05d1d5bc9bd747ff460ada3d7.png" xlink:type="simple" xlink:show="embed" xlink:actuate="onLoad"/></draw:frame> </text:p>
      <text:p text:style-name="Standard">where, <text:span text:style-name="T1">p </text:span>is the frequency of the allele and <text:span text:style-name="T1">Ne</text:span> is the effective population size and is equal to N (population size) when the population number is big enough, like in our case with N=7.243*10<text:span text:style-name="T5">9 </text:span></text:p>
      <text:p text:style-name="Standard"><text:span text:style-name="T8"/></text:p>
      <text:p text:style-name="Standard"><text:span text:style-name="T10">T</text:span><text:span text:style-name="T12">lost </text:span><text:span text:style-name="T8">=-4*7.243*10</text:span><text:span text:style-name="T5">9 </text:span><text:span text:style-name="T11">0.2/0.8*ln(0.2)=1.17x10</text:span><text:span text:style-name="T7">10</text:span></text:p>
      <text:p text:style-name="Standard"><text:span text:style-name="T7"/></text:p>
      <text:p text:style-name="P3"><text:span text:style-name="T2">Also assuming that each generation will last only one year (that is a huge underestimation) this would mean more than 10 billion years before that happens, more than twice the age of our own planet (4.54 billion years) and almost as much as the estimated age of the universe (13.798 billion years).</text:span></text:p>
      <text:p text:style-name="P3"><text:span text:style-name="T2">Also considering the proportion of blond allele to p=0.02 (that will be only 2% of people in all the world with the allele and 4 every 10000</text:span><text:span text:style-name="T13"> </text:span><text:span text:style-name="T2">of actual blonds) we will have </text:span><text:span text:style-name="T3">T</text:span><text:span text:style-name="T13">lost </text:span><text:span text:style-name="T2">=1.51*10</text:span><text:span text:style-name="T7">8</text:span></text:p>
      <text:p text:style-name="P3"><text:span text:style-name="T2">that in years is still several times more than the age of our entire biological family Hominidae (15-20 million years ago).</text:span></text:p>
      <text:p text:style-name="Standard"/>
      <text:p text:style-name="P4">Conclusions</text:p>
      <text:p text:style-name="Standard"/>
      <text:p text:style-name="Standard">Random walks are an extremely important process in nature. Evolution of certain traits can easily been <text:soft-page-break/>considered a biased random walk, where the probability of the number of individuals presenting a certain trait will change depending on how fit that makes the species in the current environment.</text:p>
      <text:p text:style-name="Standard">Also random walks are often a first step when, producing a computational model, we want to add stochasticity as a factor in our simulation.</text:p>
      <text:p text:style-name="Standard">Therefore understanding them and being comfortable with their theory is important, when approaching computational biology.</text:p>
      <text:p text:style-name="Standard"/>
      <text:p text:style-name="Standard">As turns out the blonds extinction should really be considered a false myth.</text:p>
      <text:p text:style-name="Standard"><text:s/>In the present world the assumption of the <text:s/>Hardy–Weinberg principle can easily be considered valid, proving that the frequency of a certain gene will not change between generations. </text:p>
      <text:p text:style-name="Standard">The population of humans is not infinite, but is big enough, the generations are overlapping, but the simplification is reasonable enough (furthermore also summing the generations that will not change the frequencies).</text:p>
      <text:p text:style-name="Standard">Therefore the only way to have the blonds extinct is if one or more other external factor are added to the picture.</text:p>
      <text:p text:style-name="Standard">As we have seen also Genetic Drift is not a realistic option to get to a point where the blonds are going extinct.</text:p>
      <text:p text:style-name="Standard">Mate choice (meaning that the choice is not random) is also not likely to influence the process toward the extinction of blonds. This is because generally it appears like humans are attracted to mates with exotic characteristics like blue or green eyes and blond hair, probably due to a instinctive research for more genetic diversity. Therefore mate choice would more likely induce an increase in the population of blonds, or at least in the proportion of people carrying the allele.</text:p>
      <text:p text:style-name="Standard">Selection is not very probable either. While is true that light skin, eyes and hairs have been related to different type of cancer, there are other conditions that are actually less likely in this individuals. Moreover, the medical development will level the field more and more in the future. Also selection is ruled out then.</text:p>
      <text:p text:style-name="Standard">Gene flow due to migration will change the proportion of blonds in specific locations, but not at the world population level.</text:p>
      <text:p text:style-name="Standard">Also from what I know there is no reason to think that Meiotic drive is involved in the transmission of the blond allele (according to Buckler, et al., "Meiotic drive is the subversion of meiosis so that particular genes are preferentially transmitted to the progeny[10]).</text:p>
      <text:p text:style-name="Standard">Finally the only remaining factor is mutation that is not very frequent in humans, and is not likely to be able of get rid of all blonds unless a trigger events occurs causing mutation of all or almost all blonds.</text:p>
      <text:p text:style-name="P3"><text:span text:style-name="T2"/></text:p>
      <text:p text:style-name="Standard"/>
      <text:p text:style-name="Standard"/>
      <text:p text:style-name="Standard">References</text:p>
      <text:p text:style-name="Standard">[1] Van Kampen N. G., Stochastic Processes in Physics and Chemistry, revised and enlarged edition (North-Holland, Amsterdam) 1992.</text:p>
      <text:p text:style-name="Standard">[2]Redner S., A Guide to First-Passage Process (Cambridge University Press, Cambridge, UK) 2001.</text:p>
      <text:p text:style-name="Standard">[3]Goel N. W. and Richter-Dyn N., Stochastic Models in Biology (Academic Press, New York) 1974.</text:p>
      <text:p text:style-name="Standard">[4] Doi M. and Edwards S. F., The Theory of Polymer Dynamics (Clarendon Press, Oxford) 1986</text:p>
      <text:p text:style-name="Standard">[5] De Gennes P. G., Scaling Concepts in Polymer Physics (Cornell University Press, Ithaca and London) 1979.</text:p>
      <text:p text:style-name="Standard">[6]Risken H., The Fokker–Planck Equation (Springer, Berlin) 1984.</text:p>
      <text:p text:style-name="Standard">[7] Weiss, George H. (1994), Aspects and Applications of the Random Walk, Random Materials and Processes, North-Holland Publishing Co., Amsterdam, ISBN 0-444-81606-2, MR 1280031.</text:p>
      <text:p text:style-name="Standard">[8] Cox D. R., Renewal Theory (Methuen, London) 1962.</text:p>
      <text:p text:style-name="Standard">[9]"Blondes 'to die out in 200 years'", from the BBC, September 27, 2002.</text:p>
      <text:p text:style-name="Standard"><text:soft-page-break/>[10]"Meiotic Drive of Chromosomal Knobs Reshaped the Maize Genome", Edward S. Buckler IV, Tara L. Phelps-Durr, Carlyn S, Keith Buckler, R. Kelly Dawe, John F. Doebley and Timothy P. Holtsford</text:p>
      <text:p text:style-name="Standard">[11] Wikipedia: Random Walks, disappearing blonde gene, effective population size, genetic drift, meiotic drive, Hardy–Weinberg principle.</text:p>
      <text:p text:style-name="Standard">[12] <text:a xlink:type="simple" xlink:href="http://thequestionableauthority.blogspot.com/2006/03/blonde-equilibrium.html" text:style-name="Internet_20_link" text:visited-style-name="Visited_20_Internet_20_Link">http://thequestionableauthority.blogspot.com/2006/03/blonde-equilibrium.html</text:a></text:p>
      <text:p text:style-name="Standard">[13] <text:a xlink:type="simple" xlink:href="http://uwberg.com/wp-content/uploads/2014/05/H-W-exercise-key.pdf" text:style-name="Internet_20_link" text:visited-style-name="Visited_20_Internet_20_Link">http://uwberg.com/wp-content/uploads/2014/05/H-W-exercise-key.pdf</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esco Pancaldi</meta:initial-creator>
    <meta:creation-date>2014-09-08T11:21:20.14</meta:creation-date>
    <dc:date>2014-09-08T19:40:58.65</dc:date>
    <dc:creator>Francesco Pancaldi</dc:creator>
    <meta:editing-duration>PT8H2M52S</meta:editing-duration>
    <meta:editing-cycles>16</meta:editing-cycles>
    <meta:generator>OpenOffice/4.1.0$Win32 OpenOffice.org_project/410m18$Build-9764</meta:generator>
    <meta:document-statistic meta:table-count="0" meta:image-count="2" meta:object-count="0" meta:page-count="5" meta:paragraph-count="91" meta:word-count="1972" meta:character-count="12204"/>
  </office:meta>
</office:document-meta>
</file>